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8208e" style:font-weight-asian="bold" style:font-weight-complex="bold"/>
    </style:style>
    <style:style style:name="P4" style:family="paragraph" style:parent-style-name="Standard">
      <style:text-properties fo:font-weight="normal" officeooo:rsid="000a04a8" officeooo:paragraph-rsid="000a04a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4">Ohjelman testit ovat painottuneet lähinnä Ju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A*-algoritmin kaikki toiminnallisuus on testattu esimerkiksi testaamalla siihen liittyviä metodeja, analysointia ja tehokkuutta.</text:p>
      <text:p text:style-name="P2"/>
      <text:p text:style-name="P2">Minkälaisilla syötteillä testaus tehtiin</text:p>
      <text:p text:style-name="P2"/>
      <text:p text:style-name="P2">Miten testit voidaan toistaa</text:p>
      <text:p text:style-name="P2"/>
      <text:p text:style-name="P2">Tulokset graafisena</text:p>
      <text:p text:style-name="P2"/>
      <text:p text:style-name="P2">Suorituskykytest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2-05T23:41:52.372890594</dc:date>
    <dc:creator>Kride </dc:creator>
    <meta:editing-duration>P0D</meta:editing-duration>
    <meta:editing-cycles>3</meta:editing-cycles>
    <meta:document-statistic meta:table-count="0" meta:image-count="0" meta:object-count="0" meta:page-count="1" meta:paragraph-count="8" meta:word-count="74" meta:character-count="649" meta:non-whitespace-character-count="649"/>
  </office:meta>
</office:document-meta>
</file>